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true" fo:max-height="0cm" fo:min-height="2.29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3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7.78cm" svg:height="2.54cm" svg:x="3.175cm" svg:y="5.08cm">
          <draw:text-box>
            <text:p text:style-name="P1">Indented text on autofitted textbox</text:p>
            <text:p text:style-name="P1"/>
            <text:p text:style-name="P1"/>
            <text:p text:style-name="P1"/>
            <text:p text:style-name="P1">1234</text:p>
          </draw:text-box>
        </draw:frame>
        <draw:line draw:style-name="gr2" draw:text-style-name="P3" draw:layer="layout" svg:x1="5.327cm" svg:y1="4.518cm" svg:x2="5.327cm" svg:y2="8.963cm">
          <text:p/>
        </draw:lin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15:04:22.323770504</meta:creation-date>
    <dc:date>2022-10-24T15:17:33.873032368</dc:date>
    <meta:editing-duration>PT4M37S</meta:editing-duration>
    <meta:editing-cycles>2</meta:editing-cycles>
    <meta:generator>LibreOfficeDev/7.5.0.0.alpha0$Linux_X86_64 LibreOffice_project/7333ef0d7800fd653456bb9b988dd124db627f88</meta:generator>
    <meta:document-statistic meta:object-count="25"/>
  </office:meta>
</office:document-meta>
</file>